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3083in" style:rel-column-width="1884*"/>
    </style:style>
    <style:style style:name="Table1.B" style:family="table-column">
      <style:table-column-properties style:column-width="4.5667in" style:rel-column-width="6576*"/>
    </style:style>
    <style:style style:name="Table1.C" style:family="table-column">
      <style:table-column-properties style:column-width="4.2431in" style:rel-column-width="6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3083in" style:rel-column-width="1884*"/>
    </style:style>
    <style:style style:name="Table2.B" style:family="table-column">
      <style:table-column-properties style:column-width="3.5in" style:rel-column-width="5040*"/>
    </style:style>
    <style:style style:name="Table2.C" style:family="table-column">
      <style:table-column-properties style:column-width="5.3097in" style:rel-column-width="76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fo:break-before="page" table:align="margins"/>
    </style:style>
    <style:style style:name="Table3.A" style:family="table-column">
      <style:table-column-properties style:column-width="1.3083in" style:rel-column-width="1884*"/>
    </style:style>
    <style:style style:name="Table3.B" style:family="table-column">
      <style:table-column-properties style:column-width="3.5in" style:rel-column-width="5040*"/>
    </style:style>
    <style:style style:name="Table3.C" style:family="table-column">
      <style:table-column-properties style:column-width="5.3097in" style:rel-column-width="764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81in" table:align="margins"/>
    </style:style>
    <style:style style:name="Table4.A" style:family="table-column">
      <style:table-column-properties style:column-width="1.3083in" style:rel-column-width="1884*"/>
    </style:style>
    <style:style style:name="Table4.B" style:family="table-column">
      <style:table-column-properties style:column-width="4.875in" style:rel-column-width="7020*"/>
    </style:style>
    <style:style style:name="Table4.C" style:family="table-column">
      <style:table-column-properties style:column-width="3.9347in" style:rel-column-width="566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1181in" table:align="margins"/>
    </style:style>
    <style:style style:name="Table5.A" style:family="table-column">
      <style:table-column-properties style:column-width="1.3083in" style:rel-column-width="1884*"/>
    </style:style>
    <style:style style:name="Table5.B" style:family="table-column">
      <style:table-column-properties style:column-width="4.875in" style:rel-column-width="7020*"/>
    </style:style>
    <style:style style:name="Table5.C" style:family="table-column">
      <style:table-column-properties style:column-width="3.9347in" style:rel-column-width="566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1181in" table:align="margins"/>
    </style:style>
    <style:style style:name="Table6.A" style:family="table-column">
      <style:table-column-properties style:column-width="1.3083in" style:rel-column-width="1884*"/>
    </style:style>
    <style:style style:name="Table6.B" style:family="table-column">
      <style:table-column-properties style:column-width="4.875in" style:rel-column-width="7020*"/>
    </style:style>
    <style:style style:name="Table6.C" style:family="table-column">
      <style:table-column-properties style:column-width="3.9347in" style:rel-column-width="566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caf6"/>
    </style:style>
    <style:style style:name="P2" style:family="paragraph" style:parent-style-name="Standard">
      <style:text-properties officeooo:paragraph-rsid="00197c11"/>
    </style:style>
    <style:style style:name="P3" style:family="paragraph" style:parent-style-name="Standard">
      <style:text-properties officeooo:paragraph-rsid="0026cdad"/>
    </style:style>
    <style:style style:name="P4" style:family="paragraph" style:parent-style-name="Standard">
      <style:text-properties officeooo:paragraph-rsid="002dbdbf"/>
    </style:style>
    <style:style style:name="P5" style:family="paragraph" style:parent-style-name="Standard">
      <style:paragraph-properties fo:break-before="page"/>
      <style:text-properties officeooo:paragraph-rsid="00197c11"/>
    </style:style>
    <style:style style:name="P6" style:family="paragraph" style:parent-style-name="Standard">
      <style:paragraph-properties fo:break-before="page"/>
      <style:text-properties officeooo:paragraph-rsid="00215989"/>
    </style:style>
    <style:style style:name="P7" style:family="paragraph" style:parent-style-name="Standard">
      <style:paragraph-properties fo:break-before="page"/>
      <style:text-properties officeooo:paragraph-rsid="0026cdad"/>
    </style:style>
    <style:style style:name="P8" style:family="paragraph" style:parent-style-name="Table_20_Contents">
      <style:text-properties officeooo:rsid="00091015" officeooo:paragraph-rsid="00091015"/>
    </style:style>
    <style:style style:name="P9" style:family="paragraph" style:parent-style-name="Table_20_Contents">
      <style:text-properties officeooo:rsid="00091015" officeooo:paragraph-rsid="0015caf6"/>
    </style:style>
    <style:style style:name="P10" style:family="paragraph" style:parent-style-name="Table_20_Contents">
      <style:text-properties officeooo:rsid="00091015" officeooo:paragraph-rsid="00197c11"/>
    </style:style>
    <style:style style:name="P11" style:family="paragraph" style:parent-style-name="Table_20_Contents">
      <style:text-properties fo:font-size="10pt" style:font-size-asian="10.5pt"/>
    </style:style>
    <style:style style:name="P12" style:family="paragraph" style:parent-style-name="Table_20_Contents">
      <style:text-properties fo:font-size="10pt" officeooo:rsid="00091015" officeooo:paragraph-rsid="00091015" style:font-size-asian="10.5pt"/>
    </style:style>
    <style:style style:name="P13" style:family="paragraph" style:parent-style-name="Table_20_Contents">
      <style:text-properties fo:font-size="10pt" officeooo:rsid="00091015" officeooo:paragraph-rsid="0011a990" style:font-size-asian="10.5pt"/>
    </style:style>
    <style:style style:name="P14" style:family="paragraph" style:parent-style-name="Table_20_Contents">
      <style:text-properties fo:font-size="10pt" officeooo:rsid="00091015" officeooo:paragraph-rsid="00197c11" style:font-size-asian="10.5pt"/>
    </style:style>
    <style:style style:name="P15" style:family="paragraph" style:parent-style-name="Table_20_Contents">
      <style:text-properties fo:font-size="10pt" officeooo:paragraph-rsid="000f4c44" style:font-size-asian="10.5pt"/>
    </style:style>
    <style:style style:name="P16" style:family="paragraph" style:parent-style-name="Table_20_Contents">
      <style:text-properties fo:font-size="10pt" officeooo:rsid="0012c632" officeooo:paragraph-rsid="001487bc" style:font-size-asian="10.5pt"/>
    </style:style>
    <style:style style:name="P17" style:family="paragraph" style:parent-style-name="Table_20_Contents">
      <style:text-properties fo:font-size="10pt" officeooo:rsid="001487bc" officeooo:paragraph-rsid="0014bf38" style:font-size-asian="10.5pt"/>
    </style:style>
    <style:style style:name="P18" style:family="paragraph" style:parent-style-name="Table_20_Contents">
      <style:text-properties fo:font-size="10pt" officeooo:rsid="00197c11" officeooo:paragraph-rsid="0019f64c" style:font-size-asian="10.5pt"/>
    </style:style>
    <style:style style:name="P19" style:family="paragraph" style:parent-style-name="Table_20_Contents">
      <style:text-properties fo:font-size="10pt" officeooo:rsid="00197c11" officeooo:paragraph-rsid="001be27c" style:font-size-asian="10.5pt"/>
    </style:style>
    <style:style style:name="P20" style:family="paragraph" style:parent-style-name="Table_20_Contents">
      <style:text-properties fo:font-size="10pt" officeooo:rsid="00197c11" officeooo:paragraph-rsid="001dd273" style:font-size-asian="10.5pt"/>
    </style:style>
    <style:style style:name="P21" style:family="paragraph" style:parent-style-name="Table_20_Contents">
      <style:text-properties fo:font-size="10pt" officeooo:rsid="001ee9c3" officeooo:paragraph-rsid="001ee9c3" style:font-size-asian="10.5pt"/>
    </style:style>
    <style:style style:name="P22" style:family="paragraph" style:parent-style-name="Table_20_Contents">
      <style:text-properties fo:font-size="10pt" officeooo:rsid="001ee9c3" officeooo:paragraph-rsid="0021387b" style:font-size-asian="10.5pt"/>
    </style:style>
    <style:style style:name="P23" style:family="paragraph" style:parent-style-name="Table_20_Contents">
      <style:text-properties fo:font-size="10pt" officeooo:paragraph-rsid="00215989" style:font-size-asian="10.5pt"/>
    </style:style>
    <style:style style:name="P24" style:family="paragraph" style:parent-style-name="Table_20_Contents">
      <style:text-properties fo:font-size="10pt" officeooo:rsid="00215989" officeooo:paragraph-rsid="00217d71" style:font-size-asian="10.5pt"/>
    </style:style>
    <style:style style:name="P25" style:family="paragraph" style:parent-style-name="Table_20_Contents">
      <style:text-properties fo:font-size="10pt" officeooo:rsid="00215989" officeooo:paragraph-rsid="002334ed" style:font-size-asian="10.5pt"/>
    </style:style>
    <style:style style:name="P26" style:family="paragraph" style:parent-style-name="Table_20_Contents">
      <style:text-properties fo:font-size="10pt" officeooo:rsid="00215989" officeooo:paragraph-rsid="0026cdad" style:font-size-asian="10.5pt"/>
    </style:style>
    <style:style style:name="P27" style:family="paragraph" style:parent-style-name="Table_20_Contents">
      <style:text-properties fo:font-size="10pt" officeooo:paragraph-rsid="0026cdad" style:font-size-asian="10.5pt"/>
    </style:style>
    <style:style style:name="P28" style:family="paragraph" style:parent-style-name="Table_20_Contents">
      <style:text-properties fo:font-size="10pt" officeooo:rsid="0026cdad" officeooo:paragraph-rsid="0027cf80" style:font-size-asian="10.5pt"/>
    </style:style>
    <style:style style:name="P29" style:family="paragraph" style:parent-style-name="Table_20_Contents">
      <style:text-properties fo:font-size="10pt" officeooo:paragraph-rsid="002d6ee6" style:font-size-asian="10.5pt"/>
    </style:style>
    <style:style style:name="P30" style:family="paragraph" style:parent-style-name="Table_20_Contents">
      <style:text-properties officeooo:rsid="001dd273" officeooo:paragraph-rsid="001dd273"/>
    </style:style>
    <style:style style:name="P31" style:family="paragraph" style:parent-style-name="Table_20_Contents">
      <style:text-properties officeooo:rsid="001dd273" officeooo:paragraph-rsid="00215989"/>
    </style:style>
    <style:style style:name="P32" style:family="paragraph" style:parent-style-name="Table_20_Contents">
      <style:text-properties officeooo:rsid="001dd273" officeooo:paragraph-rsid="0026cdad"/>
    </style:style>
    <style:style style:name="T1" style:family="text">
      <style:text-properties officeooo:rsid="00079bec"/>
    </style:style>
    <style:style style:name="T2" style:family="text">
      <style:text-properties officeooo:rsid="00091015"/>
    </style:style>
    <style:style style:name="T3" style:family="text">
      <style:text-properties officeooo:rsid="0009f416"/>
    </style:style>
    <style:style style:name="T4" style:family="text">
      <style:text-properties officeooo:rsid="000ba122"/>
    </style:style>
    <style:style style:name="T5" style:family="text">
      <style:text-properties officeooo:rsid="0011a99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ba122"/>
    </style:style>
    <style:style style:name="T8" style:family="text">
      <style:text-properties style:text-underline-style="solid" style:text-underline-width="auto" style:text-underline-color="font-color" officeooo:rsid="00186a84"/>
    </style:style>
    <style:style style:name="T9" style:family="text">
      <style:text-properties officeooo:rsid="001487bc"/>
    </style:style>
    <style:style style:name="T10" style:family="text">
      <style:text-properties officeooo:rsid="0014bf38"/>
    </style:style>
    <style:style style:name="T11" style:family="text">
      <style:text-properties officeooo:rsid="00174f2e"/>
    </style:style>
    <style:style style:name="T12" style:family="text">
      <style:text-properties officeooo:rsid="00197c11"/>
    </style:style>
    <style:style style:name="T13" style:family="text">
      <style:text-properties officeooo:rsid="0019f64c"/>
    </style:style>
    <style:style style:name="T14" style:family="text">
      <style:text-properties officeooo:rsid="001be27c"/>
    </style:style>
    <style:style style:name="T15" style:family="text">
      <style:text-properties officeooo:rsid="001ee9c3"/>
    </style:style>
    <style:style style:name="T16" style:family="text">
      <style:text-properties officeooo:rsid="001fb423"/>
    </style:style>
    <style:style style:name="T17" style:family="text">
      <style:text-properties officeooo:rsid="00215989"/>
    </style:style>
    <style:style style:name="T18" style:family="text">
      <style:text-properties officeooo:rsid="00217d71"/>
    </style:style>
    <style:style style:name="T19" style:family="text">
      <style:text-properties officeooo:rsid="002334ed"/>
    </style:style>
    <style:style style:name="T20" style:family="text">
      <style:text-properties officeooo:rsid="0026cdad"/>
    </style:style>
    <style:style style:name="T21" style:family="text">
      <style:text-properties officeooo:rsid="0027cf80"/>
    </style:style>
    <style:style style:name="T22" style:family="text">
      <style:text-properties officeooo:rsid="002db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line-break/><text:span text:style-name="T1">Aufbau der Lobid Schnittstelle → welche endpoints gibt es und welche Informationen werden darüber angeboten<text:line-break/><text:line-break/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Enpoint</text:p>
          </table:table-cell>
          <table:table-cell table:style-name="Table1.A1" office:value-type="string">
            <text:p text:style-name="P8">Elemente</text:p>
          </table:table-cell>
          <table:table-cell table:style-name="Table1.C1" office:value-type="string">
            <text:p text:style-name="P8">Beschreibung und Beispiele</text:p>
          </table:table-cell>
        </table:table-row>
        <table:table-row>
          <table:table-cell table:style-name="Table1.A2" office:value-type="string">
            <text:p text:style-name="P11">/<text:span text:style-name="T2">resource</text:span></text:p>
          </table:table-cell>
          <table:table-cell table:style-name="Table1.A2" office:value-type="string">
            <text:p text:style-name="P12">ID<text:tab/><text:tab/>→ <text:a xlink:type="simple" xlink:href="http://lobid.org/resource/HT015334072/about">http://lobid.org/resource/HT015334072/about</text:a><text:line-break/><text:line-break/>Titel<text:tab/><text:tab/>→ (String)<text:line-break/><text:line-break/>[Author]<text:tab/><text:tab/>→ Verweis auf GND<text:line-break/><text:tab/><text:tab/>→ <text:a xlink:type="simple" xlink:href="http://d-nb.info/gnd/134527593">http://d-nb.info/gnd/134527593</text:a><text:line-break/><text:line-break/>[Mitwirkender]<text:tab/>→ <text:a xlink:type="simple" xlink:href="http://d-nb.info/gnd/119309998">http://d-nb.info/gnd/119309998</text:a><text:line-break/><text:line-break/>[Typ]<text:tab/><text:tab/>→ <text:tab/>http://purl.org/dc/terms/BibliographicResource</text:p>
            <text:p text:style-name="P12"><text:tab/><text:tab/><text:tab/>http://purl.org/ontology/bibo/Book</text:p>
            <text:p text:style-name="P13"><text:tab/><text:tab/><text:tab/><text:a xlink:type="simple" xlink:href="http://purl.org/vocab/frbr/core#Manifestation">http://purl.org/vocab/frbr/core#Manifestation</text:a><text:line-break/><text:tab/><text:tab/><text:span text:style-name="T3">der Typ wird nicht als link sondern nur als String angeboten</text:span><text:line-break/><text:line-break/><text:span text:style-name="T3">[Exemplar]<text:tab/>→ link auf item</text:span><text:line-break/><text:tab/><text:tab/><text:a xlink:type="simple" xlink:href="http://lobid.org/item/HT015334072:DE-Kn38:DV%20266%20-%20DV%20267"><text:span text:style-name="T3">http://lobid.org/item/HT015334072:DE-Kn38:DV%20266%20-%20DV%20267</text:span></text:a><text:span text:style-name="T3"><text:line-break/><text:line-break/>Erscheinungsort<text:tab/><text:tab/>→ String<text:line-break/><text:line-break/>Verlag<text:tab/><text:tab/><text:tab/>→ String<text:line-break/><text:line-break/>Identische Ressource<text:tab/>→ z.B. link auf CultureGraph hub<text:line-break/><text:tab/><text:tab/><text:tab/>bei uns könnte das z.B. ein Link auf Worldcat sein</text:span> <text:line-break/><text:line-break/><text:span text:style-name="T3">Weitere Informationen<text:tab/>→ bei ihnen link auf HBZ, bei uns <text:tab/> auf swissbib</text:span></text:p>
          </table:table-cell>
          <table:table-cell table:style-name="Table1.C2" office:value-type="string">
            <text:p text:style-name="P15"><text:line-break/><text:span text:style-name="T7">Es handelt sich generell um “Title data” (lobid resources)</text:span><text:line-break/><text:line-break/><text:span text:style-name="T3"><text:line-break/><text:line-break/>es gibt die “Suchmöglichkeiten” mit <text:line-break/>id: → </text:span><text:a xlink:type="simple" xlink:href="http://lobid.org/resource?id=HT002189125"><text:span text:style-name="T3">http://lobid.org/resource?id=HT002189125</text:span></text:a><text:span text:style-name="T3"> <text:line-break/><text:tab/>id scheint default zu sein. Kann man auch so angeben<text:line-break/><text:tab/></text:span><text:a xlink:type="simple" xlink:href="http://lobid.org/resource?id=HT002189125&amp;format=source"><text:span text:style-name="T3">http://lobid.org/resource?id=HT002189125&amp;format=source</text:span></text:a><text:span text:style-name="T3"> <text:line-break/>name: <text:s/>→ <text:s/></text:span><text:a xlink:type="simple" xlink:href="http://lobid.org/resource?name=Faust"><text:span text:style-name="T3">http://lobid.org/resource?name=Faust</text:span></text:a><text:span text:style-name="T3"> <text:s/><text:line-break/>q: <text:s text:c="2"/>→ <text:s text:c="2"/></text:span><text:a xlink:type="simple" xlink:href="http://lobid.org/resource?q=Suhrkamp"><text:span text:style-name="T3">http://lobid.org/resource?q=Suhrkamp</text:span></text:a><text:span text:style-name="T3"> <text:line-break/><text:line-break/>Formate sind (</text:span><text:a xlink:type="simple" xlink:href="http://lobid.org/resource/HT002189125?format=source"><text:span text:style-name="T3">http://lobid.org/resource/HT002189125?format=source</text:span></text:a><text:span text:style-name="T3"> )<text:line-break/>source : Marc Record in OAI Struktur<text:line-break/><text:line-break/>negotiate : default, <text:s/>Aufruf im Browser in HTML<text:line-break/><text:line-break/>short :<text:line-break/><text:line-break/>ids : zu diesem Format s. </text:span><text:a xlink:type="simple" xlink:href="http://gemrb.org/iesdp/file_formats/ie_formats/ids.htm"><text:span text:style-name="T3">http://gemrb.org/iesdp/file_formats/ie_formats/ids.htm</text:span></text:a><text:span text:style-name="T3"> <text:line-break/>ids ist im Grundsatz eine lookup table. Ein symbolischer name wird zu einem identifier gemappt. Bei lobid ist das Mapping: Titel / ID resources endpoint<text:line-break/></text:span></text:p>
            <text:p text:style-name="P29"><text:span text:style-name="T4">full : man scheint alle Informationen zu bekommen, im Detail noch nicht angesehen<text:line-break/><text:line-break/><text:line-break/><text:line-break/>Resource endpoint enthält ein paar weitere Parameter – Beipiele:<text:line-break/></text:span><text:a xlink:type="simple" xlink:href="http://lobid.org/resource?author=118580604&amp;name=Typee"><text:span text:style-name="T4">http://lobid.org/resource?author=118580604&amp;name=Typee</text:span></text:a><text:span text:style-name="T4"> <text:line-break/></text:span><text:soft-page-break/><text:a xlink:type="simple" xlink:href="http://lobid.org/resource?author=Abramson&amp;name=ethnic"><text:span text:style-name="T4">http://lobid.org/resource?author=Abramson&amp;name=ethnic</text:span></text:a><text:span text:style-name="T4"> <text:line-break/></text:span><text:a xlink:type="simple" xlink:href="http://lobid.org/resource?subject=4414195-6"><text:span text:style-name="T4">http://lobid.org/resource?subject=4414195-6</text:span></text:a><text:span text:style-name="T4"> <text:line-break/></text:span><text:a xlink:type="simple" xlink:href="http://lobid.org/resource?subject=Chemistry"><text:span text:style-name="T4">http://lobid.org/resource?subject=Chemistry</text:span></text:a><text:span text:style-name="T4"> (Dewey label)<text:line-break/></text:span><text:a xlink:type="simple" xlink:href="http://lobid.org/resource?author=108554600&amp;set=NWBib"><text:span text:style-name="T4">http://lobid.org/resource?author=108554600&amp;set=NWBib</text:span></text:a><text:span text:style-name="T4"> (man kann ein set angeben)<text:line-break/></text:span><text:a xlink:type="simple" xlink:href="http://lobid.org/resource?author=118580604&amp;owner=DE-5,DE-6"><text:span text:style-name="T4">http://lobid.org/resource?author=118580604&amp;owner=DE-5,DE-6</text:span></text:a><text:span text:style-name="T4"> <text:line-break/>(owner, comma seperated list of values combined with OR<text:line-break/></text:span><text:a xlink:type="simple" xlink:href="http://lobid.org/resource?name=Typee&amp;sort=newest"><text:span text:style-name="T4">http://lobid.org/resource?name=Typee&amp;sort=newest</text:span></text:a><text:span text:style-name="T4"> <text:line-break/>(man kann ein sort Kriterim angeben)<text:line-break/><text:line-break/>für pagination gibt es dann noch from und size (gilt für alle Endpunkte) <text:line-break/></text:span></text:p>
          </table:table-cell>
        </table:table-row>
      </table:table>
      <text:p text:style-name="P1"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Enpoint</text:p>
          </table:table-cell>
          <table:table-cell table:style-name="Table2.A1" office:value-type="string">
            <text:p text:style-name="P9">Elemente</text:p>
          </table:table-cell>
          <table:table-cell table:style-name="Table2.C1" office:value-type="string">
            <text:p text:style-name="P9">Beschreibung und Beispiele</text:p>
          </table:table-cell>
        </table:table-row>
        <table:table-row>
          <table:table-cell table:style-name="Table2.A2" office:value-type="string">
            <text:p text:style-name="P11">/<text:span text:style-name="T5">item</text:span></text:p>
          </table:table-cell>
          <table:table-cell table:style-name="Table2.A2" office:value-type="string">
            <text:p text:style-name="P17">Typ<text:tab/>→ hier weiss ich nicht, ob dies wie bei Ressourcen <text:tab/>mehrfach angegeben werden kann<text:line-break/><text:line-break/><text:span text:style-name="T10">zugehöriger Titel<text:tab/><text:tab/>→ <text:tab/></text:span><text:a xlink:type="simple" xlink:href="http://lobid.org/resource/BT000000079"><text:span text:style-name="T10">http://lobid.org/resource/BT000000079</text:span></text:a><text:span text:style-name="T10"><text:line-break/><text:line-break/>Besitzer<text:tab/><text:tab/>→ </text:span><text:a xlink:type="simple" xlink:href="http://lobid.org/organisation/DE-Sol1"><text:span text:style-name="T10">http://lobid.org/organisation/DE-Sol1</text:span></text:a><text:span text:style-name="T10"> </text:span><text:s/><text:line-break/><text:line-break/><text:span text:style-name="T11">Signatur<text:tab/><text:tab/>→ einfacher String</text:span></text:p>
          </table:table-cell>
          <table:table-cell table:style-name="Table2.C2" office:value-type="string">
            <text:p text:style-name="P16"><text:span text:style-name="T6">Es handelt sich generell um “inventory data” (Besitznachweise) </text:span><text:span text:style-name="T8">auch </text:span><text:span text:style-name="T6"><text:s/>Exemplardaten </text:span><text:span text:style-name="T8">genannt</text:span><text:line-break/><text:line-break/><text:span text:style-name="T9">Aufrufbeispiel:<text:line-break/></text:span><text:a xlink:type="simple" xlink:href="http://lobid.org/item?id=BT000000079:DE-Sol1:GA+644"><text:span text:style-name="T9">http://lobid.org/item?id=BT000000079:DE-Sol1:GA+644</text:span></text:a><text:span text:style-name="T9"><text:line-break/></text:span><text:a xlink:type="simple" xlink:href="http://lobid.org/item?name=GA+644"><text:span text:style-name="T9">http://lobid.org/item?name=GA+644</text:span></text:a><text:span text:style-name="T9"> <text:line-break/></text:span><text:a xlink:type="simple" xlink:href="http://lobid.org/item?q=%22DE-5-4%22"><text:span text:style-name="T9">http://lobid.org/item?q=%22DE-5-4%22</text:span></text:a><text:span text:style-name="T9"><text:line-break/><text:line-break/><text:line-break/>Formate sind: short, ids, full, negotiate (default)<text:line-break/><text:line-break/></text:span></text:p>
          </table:table-cell>
        </table:table-row>
      </table:table>
      <text:p text:style-name="P2">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Enpoint</text:p>
          </table:table-cell>
          <table:table-cell table:style-name="Table3.A1" office:value-type="string">
            <text:p text:style-name="P10">Elemente</text:p>
          </table:table-cell>
          <table:table-cell table:style-name="Table3.C1" office:value-type="string">
            <text:p text:style-name="P10">Beschreibung und Beispiele</text:p>
          </table:table-cell>
        </table:table-row>
        <table:table-row>
          <table:table-cell table:style-name="Table3.A2" office:value-type="string">
            <text:p text:style-name="P14">/<text:span text:style-name="T12">organisation</text:span></text:p>
          </table:table-cell>
          <table:table-cell table:style-name="Table3.A2" office:value-type="string">
            <text:p text:style-name="P19">Name<text:tab/>→ Value ist ein String<text:line-break/> das label wird als Typ mit einem link gekennzeichnet<text:line-break/> <text:a xlink:type="simple" xlink:href="http://xmlns.com/foaf/0.1/name">http://xmlns.com/foaf/0.1/name</text:a> <text:line-break/><text:line-break/>Lage<text:tab/>→ <text:line-break/> Label als Typ mit link <text:line-break/><text:a xlink:type="simple" xlink:href="http://www.w3.org/2003/01/geo/wgs84_pos#location">http://www.w3.org/2003/01/geo/wgs84_pos#location</text:a> <text:line-break/>Wert ist die Einblendung einer Map im Browser<text:line-break/><text:line-break/><text:span text:style-name="T14">Strasse<text:tab/>→ String</text:span></text:p>
            <text:p text:style-name="P19"><text:span text:style-name="T14">PLZ<text:tab/>→ String<text:line-break/>Ort<text:tab/>→ String<text:line-break/>Land<text:tab/>→ String<text:line-break/>Email<text:tab/>→ mail identifier<text:line-break/>Homepage<text:tab/>→ identifier<text:line-break/>Unterhaltsträger<text:tab/>→ String<text:line-break/>Bestandsgrösse<text:tab/>→ vermutlich ein String<text:line-break/>Typ<text:tab/>→ http://xmlns.com/foaf/0.1/Organization <text:s/><text:line-break/>ZDB Link → URI<text:line-break/>Kontakt QR → png Bild<text:line-break/></text:span><text:line-break/></text:p>
          </table:table-cell>
          <table:table-cell table:style-name="Table3.C2" office:value-type="string">
            <text:p text:style-name="P18">Authority data<text:line-break/>(lobid organisations)<text:line-break/><text:line-break/>Formate sind short, ids, full negotiate<text:line-break/><text:line-break/><text:span text:style-name="T13">wie man auf geonames zugreifen kann:</text:span></text:p>
            <text:p text:style-name="P20"><text:a xlink:type="simple" xlink:href="http://www.geonames.org/export/client-libraries.html"><text:span text:style-name="T13">http://www.geonames.org/export/client-libraries.html</text:span></text:a><text:span text:style-name="T13"> <text:line-break/><text:line-break/>Aufrufbeispiele:<text:line-break/></text:span><text:a xlink:type="simple" xlink:href="http://lobid.org/organisation?id=DE-605"><text:span text:style-name="T13">http://lobid.org/organisation?id=DE-605</text:span></text:a><text:span text:style-name="T13"> <text:line-break/></text:span><text:a xlink:type="simple" xlink:href="http://lobid.org/organisation?name=Universität"><text:span text:style-name="T13">http://lobid.org/organisation?name=Universit%C3%A4t</text:span></text:a><text:span text:style-name="T13"><text:line-break/></text:span><text:a xlink:type="simple" xlink:href="http://lobid.org/organisation?q=Einrichtung+ohne+Bestand"><text:span text:style-name="T13">http://lobid.org/organisation?q=Einrichtung+ohne+Bestand</text:span></text:a><text:span text:style-name="T13"> <text:line-break/><text:line-break/></text:span><text:line-break/><text:line-break/></text:p>
          </table:table-cell>
        </table:table-row>
      </table:table>
      <text:p text:style-name="P2"><text:line-break/><text:line-break/></text:p>
      <text:p text:style-name="P5">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Endpoint</text:p>
          </table:table-cell>
          <table:table-cell table:style-name="Table4.A1" office:value-type="string">
            <text:p text:style-name="P30">Elemente</text:p>
          </table:table-cell>
          <table:table-cell table:style-name="Table4.C1" office:value-type="string">
            <text:p text:style-name="P30">Beschreibung und Beipiele</text:p>
          </table:table-cell>
        </table:table-row>
        <table:table-row>
          <table:table-cell table:style-name="Table4.A2" office:value-type="string">
            <text:p text:style-name="P11">/<text:span text:style-name="T15">person</text:span></text:p>
          </table:table-cell>
          <table:table-cell table:style-name="Table4.A2" office:value-type="string">
            <text:p text:style-name="P21">[Typ]<text:tab/>→ kann URIs enthalten wie<text:line-break/><text:tab/><text:a xlink:type="simple" xlink:href="http://d-nb.info/standards/elementset/gnd#AuthorityResource">http://d-nb.info/standards/elementset/gnd#AuthorityResource</text:a> <text:line-break/><text:tab/><text:a xlink:type="simple" xlink:href="http://d-nb.info/standards/elementset/gnd#Pseudonym">http://d-nb.info/standards/elementset/gnd#Pseudonym</text:a><text:line-break/><text:tab/><text:a xlink:type="simple" xlink:href="http://d-nb.info/standards/elementset/gnd#Person">http://d-nb.info/standards/elementset/gnd#Person</text:a><text:line-break/><text:tab/><text:a xlink:type="simple" xlink:href="http://d-nb.info/standards/elementset/gnd#DifferentiatedPerson">http://d-nb.info/standards/elementset/gnd#DifferentiatedPerson</text:a> <text:line-break/><text:line-break/>Name<text:tab/><text:tab/>→ String<text:line-break/>Kurzinfo<text:tab/>→ String<text:line-break/>Geschlecht<text:tab/>→ <text:a xlink:type="simple" xlink:href="http://d-nb.info/standards/vocab/gnd/Gender#male">http://d-nb.info/standards/vocab/gnd/Gender#male</text:a> <text:line-break/><text:line-break/>Geburtsjahr<text:line-break/>Sterbejahr<text:line-break/>Geburtsort<text:tab/><text:tab/>→ <text:a xlink:type="simple" xlink:href="http://d-nb.info/gnd/4042011-5">http://d-nb.info/gnd/4042011-5</text:a> <text:line-break/>Sterbeort<text:tab/><text:tab/>→ <text:a xlink:type="simple" xlink:href="http://d-nb.info/gnd/4042011-5">http://d-nb.info/gnd/4042011-5</text:a> <text:line-break/>[Alternativer Name] <text:tab/>→ Strings<text:line-break/>[Alte GND Nummer]<text:tab/>→ Uris wie oben<text:line-break/>Beruf<text:tab/><text:tab/><text:tab/>→ <text:a xlink:type="simple" xlink:href="http://d-nb.info/gnd/4053309-8">http://d-nb.info/gnd/4053309-8</text:a> <text:line-break/>Kategorie<text:tab/><text:tab/>→ <text:a xlink:type="simple" xlink:href="http://d-nb.info/standards/vocab/gnd/gnd-sc#12.2p">http://d-nb.info/standards/vocab/gnd/gnd-sc#12.2p</text:a><text:line-break/></text:p>
          </table:table-cell>
          <table:table-cell table:style-name="Table4.C2" office:value-type="string">
            <text:p text:style-name="P22"><text:span text:style-name="T6">Enthält Autority Data (GND)</text:span><text:line-break/><text:line-break/>Aufruf<text:span text:style-name="T16">beispiele<text:line-break/><text:line-break/></text:span><text:a xlink:type="simple" xlink:href="http://lobid.org/person?id=118580604"><text:span text:style-name="T16">http://lobid.org/person?id=118580604</text:span></text:a><text:span text:style-name="T16"> <text:line-break/>identisch zu: </text:span><text:a xlink:type="simple" xlink:href="http://lobid.org/person/118580604"><text:span text:style-name="T16">http://lobid.org/person/118580604</text:span></text:a><text:span text:style-name="T16"> <text:line-break/>lezteres wird dann zu </text:span><text:a xlink:type="simple" xlink:href="http://lobid.org/person/118580604/about"><text:span text:style-name="T16">http://lobid.org/person/118580604/about</text:span></text:a><text:span text:style-name="T16"> aufgelöst<text:line-break/><text:line-break/></text:span><text:a xlink:type="simple" xlink:href="http://lobid.org/person?name=Johann+Sebastian+Bach"><text:span text:style-name="T16">http://lobid.org/person?name=Johann+Sebastian+Bach</text:span></text:a><text:span text:style-name="T16"> <text:line-break/><text:line-break/></text:span><text:a xlink:type="simple" xlink:href="http://lobid.org/person?q=%22Bruder+von%22"><text:span text:style-name="T16">http://lobid.org/person?q=%22Bruder+von%22</text:span></text:a><text:span text:style-name="T16"> <text:line-break/><text:line-break/><text:line-break/></text:span></text:p>
          </table:table-cell>
        </table:table-row>
      </table:table>
      <text:p text:style-name="P2"><text:line-break/></text:p>
      <text:p text:style-name="P6"><text:line-break/>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>Endpoint</text:p>
          </table:table-cell>
          <table:table-cell table:style-name="Table5.A1" office:value-type="string">
            <text:p text:style-name="P31">Elemente</text:p>
          </table:table-cell>
          <table:table-cell table:style-name="Table5.C1" office:value-type="string">
            <text:p text:style-name="P31">Beschreibung und Beipiele</text:p>
          </table:table-cell>
        </table:table-row>
        <table:table-row>
          <table:table-cell table:style-name="Table5.A2" office:value-type="string">
            <text:p text:style-name="P23">/<text:span text:style-name="T17">subject</text:span></text:p>
          </table:table-cell>
          <table:table-cell table:style-name="Table5.A2" office:value-type="string">
            <text:p text:style-name="P24">[Typ]<text:tab/>→ kann Uris enthalten wie<text:line-break/><text:tab/><text:a xlink:type="simple" xlink:href="http://d-nb.info/standards/elementset/gnd#PlaceOrGeographicName">http://d-nb.info/standards/elementset/gnd#PlaceOrGeographicName</text:a> <text:line-break/><text:tab/><text:a xlink:type="simple" xlink:href="http://d-nb.info/standards/elementset/gnd#AuthorityResource">http://d-nb.info/standards/elementset/gnd#AuthorityResource</text:a> <text:line-break/><text:tab/><text:a xlink:type="simple" xlink:href="http://d-nb.info/standards/elementset/gnd#TerritorialCorporateBodyOrAdministrativeUnit">http://d-nb.info/standards/elementset/gnd#TerritorialCorporateBodyOrAdministrativeUnit</text:a> <text:line-break/><text:line-break/><text:span text:style-name="T18">Name<text:tab/><text:tab/><text:tab/>→ String<text:line-break/><text:line-break/>[Alternativer Name]<text:tab/>→ String<text:line-break/><text:line-break/>Alte GND Nummer<text:tab/>→ nur einfachen String gesehen<text:line-break/></text:span><text:line-break/><text:span text:style-name="T18">Kategorie<text:tab/><text:tab/>→ </text:span><text:a xlink:type="simple" xlink:href="http://d-nb.info/standards/vocab/gnd/gnd-sc#00m"><text:span text:style-name="T18">http://d-nb.info/standards/vocab/gnd/gnd-sc#00m</text:span></text:a><text:span text:style-name="T18"> <text:line-break/></text:span></text:p>
          </table:table-cell>
          <table:table-cell table:style-name="Table5.C2" office:value-type="string">
            <text:p text:style-name="P25"><text:span text:style-name="T6">Enthält Auhority data (GND)</text:span><text:line-break/><text:line-break/><text:line-break/><text:span text:style-name="T19">Aufrufbeispiele<text:line-break/></text:span><text:a xlink:type="simple" xlink:href="http://lobid.org/subject?id=1706733-9"><text:span text:style-name="T19">http://lobid.org/subject?id=1706733-9</text:span></text:a><text:span text:style-name="T19"> <text:line-break/>kann man erstaunlicherweise nicht umstellen<text:line-break/><text:line-break/></text:span></text:p>
          </table:table-cell>
        </table:table-row>
      </table:table>
      <text:p text:style-name="P4"><text:line-break/><text:line-break/><text:line-break/><text:span text:style-name="T22">allgemeine Bemerkungen:<text:line-break/><text:line-break/>1) alle endpoints können mit einem type Parameter verknüpft werden (es wird dann ein Filter gesetzt). Beipspiel:<text:line-break/></text:span><text:a xlink:type="simple" xlink:href="http://lobid.org/subject?name=Heinsberg&amp;type=http://d-nb.info/standards/elementset/gnd%23BuildingOrMemorial"><text:span text:style-name="T22">http://lobid.org/subject?name=Heinsberg&amp;type=http://d-nb.info/standards/elementset/gnd%23BuildingOrMemorial</text:span></text:a><text:span text:style-name="T22"> <text:line-break/>mehrere mit Komma verknüpfte types werden mit OR bei der Suche verknüpft<text:line-break/><text:line-break/>2) Parameter q unterstützt die Elasticsearch query syntax (ur die simple oder auch DSL?)<text:line-break/><text:line-break/>3) Beim mapping mit dem short format Parameter kann man ein bestimmtes Feld angeben auf das gemappt werden soll.<text:line-break/><text:line-break/></text:span></text:p>
      <text:p text:style-name="P7"><text:lin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2">Endpoint</text:p>
          </table:table-cell>
          <table:table-cell table:style-name="Table6.A1" office:value-type="string">
            <text:p text:style-name="P32">Elemente</text:p>
          </table:table-cell>
          <table:table-cell table:style-name="Table6.C1" office:value-type="string">
            <text:p text:style-name="P32">Beschreibung und Beipiele</text:p>
          </table:table-cell>
        </table:table-row>
        <table:table-row>
          <table:table-cell table:style-name="Table6.A2" office:value-type="string">
            <text:p text:style-name="P27">/<text:span text:style-name="T20">search</text:span></text:p>
          </table:table-cell>
          <table:table-cell table:style-name="Table6.A2" office:value-type="string">
            <text:p text:style-name="P26"/>
          </table:table-cell>
          <table:table-cell table:style-name="Table6.C2" office:value-type="string">
            <text:p text:style-name="P28">Ist eine Suche über die verschiedenen Endpoints<text:line-break/><text:line-break/>das Ergebnis ist nested json <text:span text:style-name="T21">also eine Kombination der resultsets der endpoints von oben<text:line-break/><text:line-break/>Beipielabfragen:<text:line-break/></text:span><text:a xlink:type="simple" xlink:href="http://lobid.org/search?id=HT002189125&amp;format=full"><text:span text:style-name="T21">http://lobid.org/search?id=HT002189125&amp;format=full</text:span></text:a><text:span text:style-name="T21"> <text:line-break/></text:span><text:a xlink:type="simple" xlink:href="http://lobid.org/search?name=Basel&amp;format=full"><text:span text:style-name="T21">http://lobid.org/search?name=Basel&amp;format=full</text:span></text:a><text:span text:style-name="T21"> <text:line-break/></text:span><text:a xlink:type="simple" xlink:href="http://lobid.org/search?q=Wittenberg&amp;format=full"><text:span text:style-name="T21">http://lobid.org/search?q=Wittenberg&amp;format=full</text:span></text:a><text:span text:style-name="T21"> <text:line-break/><text:line-break/></text:span><text:line-break/><text:line-break/><text:lin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8:46:50.067672548</meta:creation-date>
    <dc:date>2015-02-17T11:37:37.510214253</dc:date>
    <meta:editing-duration>PT2H48M46S</meta:editing-duration>
    <meta:editing-cycles>42</meta:editing-cycles>
    <meta:generator>LibreOffice/4.2.7.2$Linux_X86_64 LibreOffice_project/420m0$Build-2</meta:generator>
    <meta:document-statistic meta:table-count="6" meta:image-count="0" meta:object-count="0" meta:page-count="6" meta:paragraph-count="49" meta:word-count="604" meta:character-count="6287" meta:non-whitespace-character-count="5525"/>
  </office:meta>
</office:document-meta>
</file>